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0000" fo:border="0.31pt solid #000000"/>
    </style:style>
    <style:style style:name="ce12" style:family="table-cell" style:parent-style-name="Default">
      <style:table-cell-properties fo:background-color="transparent" fo:border="0.31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6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2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2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3" office:value-type="string">
            <text:p>2013-04-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3">
            <text:p>53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4">
            <text:p>54</text:p>
          </table:table-cell>
          <table:table-cell office:value-type="string">
            <text:p>Tom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5">
            <text:p>55</text:p>
          </table:table-cell>
          <table:table-cell table:style-name="ce10" office:value-type="string">
            <text:p>K5:1 = Gr:xx <text:s text:c="8"/>K5:2 = Gr:xx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6">
            <text:p>56</text:p>
          </table:table-cell>
          <table:table-cell table:style-name="ce10" office:value-type="string">
            <text:p>K5:3 = Gr:xx <text:s text:c="8"/>K5:4 = Gr:xx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7">
            <text:p>57</text:p>
          </table:table-cell>
          <table:table-cell table:style-name="ce13"/>
          <table:table-cell table:style-name="ce17"/>
          <table:table-cell table:style-name="ce20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8">
            <text:p>58</text:p>
          </table:table-cell>
          <table:table-cell table:style-name="ce13"/>
          <table:table-cell table:style-name="ce17"/>
          <table:table-cell table:style-name="ce20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9">
            <text:p>59</text:p>
          </table:table-cell>
          <table:table-cell table:style-name="ce13"/>
          <table:table-cell table:style-name="ce17"/>
          <table:table-cell table:style-name="ce20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0">
            <text:p>60</text:p>
          </table:table-cell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1">
            <text:p>61</text:p>
          </table:table-cell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2">
            <text:p>62</text:p>
          </table:table-cell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3">
            <text:p>63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4">
            <text:p>64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5">
            <text:p>65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6">
            <text:p>66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7">
            <text:p>67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8">
            <text:p>6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9">
            <text:p>6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Tvättpelare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0">
            <text:p>7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1">
            <text:p>7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2">
            <text:p>7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22">
            <text:p>22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3">
            <text:p>73</text:p>
          </table:table-cell>
          <table:table-cell office:value-type="string">
            <text:p>K1 Gr:41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4">
            <text:p>74</text:p>
          </table:table-cell>
          <table:table-cell table:style-name="ce10" office:value-type="string">
            <text:p>K2:1 = Gr:38 <text:s text:c="7"/>K2:2 = Gr:39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5">
            <text:p>75</text:p>
          </table:table-cell>
          <table:table-cell office:value-type="string">
            <text:p>K2:3 = Gr:37 <text:s text:c="7"/>K2:4 = Gr:44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25">
            <text:p>25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6">
            <text:p>76</text:p>
          </table:table-cell>
          <table:table-cell table:style-name="ce10" office:value-type="string">
            <text:p>K3:1 = Gr:49 <text:s text:c="7"/>K3:2 = Gr:43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26">
            <text:p>26</text:p>
          </table:table-cell>
          <table:table-cell table:style-name="ce10" office:value-type="string">
            <text:p>Ky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7">
            <text:p>77</text:p>
          </table:table-cell>
          <table:table-cell table:style-name="ce10" office:value-type="string">
            <text:p>K3:3 = Tom <text:s text:c="9"/>K3:4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8">
            <text:p>7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9">
            <text:p>79</text:p>
          </table:table-cell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29">
            <text:p>29</text:p>
          </table:table-cell>
          <table:table-cell table:style-name="ce13" office:value-type="string">
            <text:p>Mikrovågsug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0">
            <text:p>80</text:p>
          </table:table-cell>
          <table:table-cell table:style-name="ce10" office:value-type="string">
            <text:p>R1 Blockering nödutgångar (K1-K5)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30">
            <text:p>30</text:p>
          </table:table-cell>
          <table:table-cell table:style-name="ce13" office:value-type="string">
            <text:p>Kaffe-timer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1">
            <text:p>81</text:p>
          </table:table-cell>
          <table:table-cell table:style-name="ce10" office:value-type="string">
            <text:p>K4:1 = Gr:46 <text:s text:c="7"/>K4:2 = Tom</text:p>
          </table:table-cell>
          <table:table-cell table:style-name="ce17"/>
          <table:table-cell table:style-name="ce20"/>
        </table:table-row>
        <table:table-row table:style-name="ro4">
          <table:table-cell table:style-name="ce6" office:value-type="float" office:value="31">
            <text:p>31</text:p>
          </table:table-cell>
          <table:table-cell table:style-name="ce13" office:value-type="string">
            <text:p>Diskmaski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2">
            <text:p>82</text:p>
          </table:table-cell>
          <table:table-cell table:style-name="ce10" office:value-type="string">
            <text:p>Ljusrelä ytterbelysning (Gr:46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3" office:value-type="string">
            <text:p>Belysning RWC &amp; elnisch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3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3" office:value-type="string">
            <text:p>4-vägsutta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Uttag vid skylite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Lysrör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Lysrör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Belysningsskena rum 3 &amp; kondenspump A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0" office:value-type="string">
            <text:p>Belysningsskena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1">
            <text:p>41</text:p>
          </table:table-cell>
          <table:table-cell office:value-type="string">
            <text:p>Belysning rum 1, 9 &amp; 1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0" office:value-type="string">
            <text:p>Matning trafo RWC-lar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43">
            <text:p>43</text:p>
          </table:table-cell>
          <table:table-cell office:value-type="string">
            <text:p>Belysning rum 7 skena kanal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0" office:value-type="string">
            <text:p>Belysning rum 4 &amp; 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5">
            <text:p>45</text:p>
          </table:table-cell>
          <table:table-cell office:value-type="string">
            <text:p>Manöver belysningsstyr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0" office:value-type="string">
            <text:p>Matning ytterbelys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4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0" office:value-type="string">
            <text:p>Matning fläktsyste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49">
            <text:p>49</text:p>
          </table:table-cell>
          <table:table-cell table:style-name="ce10" office:value-type="string">
            <text:p>Belysning rum 8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5" office:value-type="string">
            <text:p>Tom</text:p>
          </table:table-cell>
          <table:table-cell table:style-name="ce18"/>
          <table:table-cell table:style-name="ce21"/>
          <table:table-cell/>
          <table:table-cell table:style-name="ce7"/>
          <table:table-cell table:style-name="ce15"/>
          <table:table-cell table:style-name="ce18"/>
          <table:table-cell table:style-name="ce21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1-24T13:08:51</dc:date>
    <meta:editing-duration>PT1H42M21S</meta:editing-duration>
    <meta:editing-cycles>25</meta:editing-cycles>
    <meta:generator>LibreOffice/3.5$Linux_X86_64 LibreOffice_project/350m1$Build-2</meta:generator>
    <meta:printed-by>Stockholm Makerspace</meta:printed-by>
    <meta:print-date>2013-04-28T00:05:23</meta:print-date>
    <meta:document-statistic meta:table-count="1" meta:cell-count="246" meta:object-count="0"/>
  </office:meta>
</office:document-meta>
</file>